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7cd86" officeooo:paragraph-rsid="0017cd86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7cd86" officeooo:paragraph-rsid="0017cd8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c22a2" officeooo:paragraph-rsid="001c22a2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7cd86" officeooo:paragraph-rsid="0017cd86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ad8c8" officeooo:paragraph-rsid="001ad8c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c22a2" officeooo:paragraph-rsid="001c22a2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17cd86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c6c46" officeooo:paragraph-rsid="001c6c4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7cd86" officeooo:paragraph-rsid="0017cd86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d8c8" style:font-weight-asian="normal" style:font-weight-complex="normal"/>
    </style:style>
    <style:style style:name="T3" style:family="text">
      <style:text-properties fo:font-weight="normal" officeooo:rsid="001c22a2" style:font-weight-asian="normal" style:font-weight-complex="normal"/>
    </style:style>
    <style:style style:name="T4" style:family="text">
      <style:text-properties fo:font-weight="normal" officeooo:rsid="001c6c46" style:font-weight-asian="normal" style:font-weight-complex="normal"/>
    </style:style>
    <style:style style:name="T5" style:family="text">
      <style:text-properties fo:font-size="16pt" fo:font-weight="bold" officeooo:rsid="0017cd86" style:font-size-asian="14pt" style:font-weight-asian="bold" style:font-size-complex="16pt" style:font-weight-complex="bold"/>
    </style:style>
    <style:style style:name="T6" style:family="text">
      <style:text-properties fo:font-size="16pt" fo:font-weight="bold" officeooo:rsid="001c6c46" style:font-size-asian="14pt" style:font-weight-asian="bold" style:font-size-complex="16pt" style:font-weight-complex="bold"/>
    </style:style>
    <style:style style:name="T7" style:family="text">
      <style:text-properties officeooo:rsid="001c22a2"/>
    </style:style>
    <style:style style:name="T8" style:family="text">
      <style:text-properties officeooo:rsid="001c6c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5">Recherche </text:span><text:span text:style-name="T6">article</text:span></text:p>
      <text:p text:style-name="P1"/>
      <text:p text:style-name="P2">Format : <text:span text:style-name="T1">image Docker, </text:span><text:span text:style-name="T2">programme </text:span><text:span text:style-name="T4">python</text:span></text:p>
      <text:p text:style-name="P4"/>
      <text:p text:style-name="P2">Rôle </text:p>
      <text:p text:style-name="P5">Responsable du bon déroulement <text:span text:style-name="T8">de la récolte d’article scientifique auprès des différentes base de données ouvertes.</text:span></text:p>
      <text:p text:style-name="P4"/>
      <text:p text:style-name="P2">Flux de sortie :<text:tab/> <text:span text:style-name="T4">création des modules enfants Recherche_BD_X</text:span></text:p>
      <text:p text:style-name="P2"><text:span text:style-name="T4"><text:tab/><text:tab/><text:tab/>envoie des articles par http au module parent</text:span></text:p>
      <text:p text:style-name="P2"><text:span text:style-name="T4"/></text:p>
      <text:p text:style-name="P2">Flux d’entrée :<text:tab/><text:span text:style-name="T4">les articles depuis Recherche_BD_X</text:span></text:p>
      <text:p text:style-name="P4"/>
      <text:p text:style-name="P2">Api :<text:span text:style-name="T1"> <text:s/>communication avec le module parent </text:span><text:span text:style-name="T4">par http_requete</text:span></text:p>
      <text:p text:style-name="P2"><text:tab/><text:span text:style-name="T3">le transfert de donnée depuis les modules enfant s’effectue par </text:span><text:span text:style-name="T4">api_transfert</text:span></text:p>
      <text:p text:style-name="P2"><text:span text:style-name="T4"><text:tab/>les modules enfants sont lancé par ssh_launch_programm</text:span></text:p>
      <text:p text:style-name="P2"/>
      <text:p text:style-name="P3">Argument</text:p>
      <text:p text:style-name="P8">coordonné du module parent</text:p>
      <text:p text:style-name="P8">la chaîne de caractère envoyé pour la recherche</text:p>
      <text:p text:style-name="P6">mot de passe et coordonné de la machine-performante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21:47:45.534468937</meta:creation-date>
    <meta:generator>LibreOffice/6.4.7.2$Linux_X86_64 LibreOffice_project/40$Build-2</meta:generator>
    <dc:date>2022-03-13T19:43:07.975852189</dc:date>
    <meta:editing-duration>PT18M58S</meta:editing-duration>
    <meta:editing-cycles>5</meta:editing-cycles>
    <meta:document-statistic meta:table-count="0" meta:image-count="0" meta:object-count="0" meta:page-count="1" meta:paragraph-count="14" meta:word-count="97" meta:character-count="660" meta:non-whitespace-character-count="569"/>
  </office:meta>
</office:document-meta>
</file>